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17c2" officeooo:paragraph-rsid="001417c2"/>
    </style:style>
    <style:style style:name="P2" style:family="paragraph" style:parent-style-name="Standard">
      <style:text-properties officeooo:rsid="001457f4" officeooo:paragraph-rsid="001457f4"/>
    </style:style>
    <style:style style:name="P3" style:family="paragraph" style:parent-style-name="Standard">
      <style:text-properties officeooo:rsid="001869a6" officeooo:paragraph-rsid="001869a6"/>
    </style:style>
    <style:style style:name="P4" style:family="paragraph" style:parent-style-name="Standard">
      <style:text-properties officeooo:rsid="001869a6" officeooo:paragraph-rsid="0019ff1b"/>
    </style:style>
    <style:style style:name="P5" style:family="paragraph" style:parent-style-name="Standard">
      <style:text-properties officeooo:rsid="0019ff1b" officeooo:paragraph-rsid="0019ff1b"/>
    </style:style>
    <style:style style:name="T1" style:family="text">
      <style:text-properties officeooo:rsid="001457f4"/>
    </style:style>
    <style:style style:name="T2" style:family="text">
      <style:text-properties officeooo:rsid="0016352c"/>
    </style:style>
    <style:style style:name="T3" style:family="text">
      <style:text-properties style:text-underline-style="none" officeooo:rsid="0016352c"/>
    </style:style>
    <style:style style:name="T4" style:family="text">
      <style:text-properties officeooo:rsid="0019ff1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ación de código:</text:p>
      <text:p text:style-name="P1"/>
      <text:p text:style-name="P1"/>
      <text:p text:style-name="P1">El código generado por el compilador estará hecho en Q y será generado desde los módulos de la carpeta de code-generator. Estos módulos son:</text:p>
      <text:p text:style-name="P1"/>
      <text:p text:style-name="P1">* CodeGeneratorManager: <text:span text:style-name="T1">Esta clase se encarga de la comunicación con el módulo de la tabla de símbolos para la posterior generación del código relativo. Se usa, por ejemplo, cuando se desea asignar un valor a una variable, declarar una variable, declarar una función, hacer un return para una función, etc.</text:span></text:p>
      <text:p text:style-name="P1"/>
      <text:p text:style-name="P1">*<text:span text:style-name="T1">CodePrinter: En esta clase, se realiza la escritura de código Q en el fichero destinado a <text:s/>su compilación.</text:span></text:p>
      <text:p text:style-name="P1"/>
      <text:p text:style-name="P1">*<text:span text:style-name="T1">StackManager: Este módulo se emplea cada vez que se requiere actualizar la el puntero de la pila u obtener el puntero o framepointer actual.</text:span></text:p>
      <text:p text:style-name="P1"/>
      <text:p text:style-name="P1"/>
      <text:p text:style-name="P1"/>
      <text:p text:style-name="P2">La generación de código realizada para cada funcionalidad del lenguaje es la siguiente:</text:p>
      <text:p text:style-name="P2"/>
      <text:p text:style-name="P2"/>
      <text:p text:style-name="P2">1) Funciones: para la implementación de funciones en WIC, el código generado sigue la siguiente estructura:</text:p>
      <text:p text:style-name="P2"/>
      <text:p text:style-name="P2"><text:tab/>1. Actualización del framepointer. (R6 = R7)</text:p>
      <text:p text:style-name="P2"><text:tab/>2. Reserva de espacio de memoria <text:s/>para los parámetros de la función (R7 = R7 – X)</text:p>
      <text:p text:style-name="P2"><text:tab/>3. <text:span text:style-name="T2">Guardado del valor de los parámetros en los registros <text:s/>(I(R6 – X*4) = RX)</text:span></text:p>
      <text:p text:style-name="P2"><text:span text:style-name="T2"><text:tab/>4. Actualización del puntero de la pila (P(R7) = R6)</text:span></text:p>
      <text:p text:style-name="P2"><text:span text:style-name="T2"><text:tab/>5. Return </text:span><text:span text:style-name="T3">Label</text:span><text:span text:style-name="T2"> (R7 = R0)</text:span></text:p>
      <text:p text:style-name="P2"/>
      <text:p text:style-name="P3">2) Instrucciones condicionales – if: Las instrucciones de tipo if se crean generando el código de la siguiente manera:</text:p>
      <text:p text:style-name="P3"/>
      <text:p text:style-name="P3"><text:tab/>1. Guardado de la condición en un registro (RX = cond)</text:p>
      <text:p text:style-name="P3"><text:tab/>2. Comprobación de la condición. Si es false, saltamos al else (IF(!RX) GT(Y))</text:p>
      <text:p text:style-name="P3"><text:tab/>3. Instrucciones del primer bloque del if</text:p>
      <text:p text:style-name="P3"><text:tab/>4. Comienzo del bloque else. (L <text:span text:style-name="T4">Y</text:span>:)</text:p>
      <text:p text:style-name="P3"><text:tab/>5. Instrucciones del bloque else</text:p>
      <text:p text:style-name="P3"><text:tab/>6. Etiqueta de salida de la condición (L <text:span text:style-name="T4">Y</text:span>+1:)</text:p>
      <text:p text:style-name="P3"/>
      <text:p text:style-name="P3">3) Instrucciones condicionales-while: Las instrucciones de tipo while se crean generando el código de la siguiente manera:</text:p>
      <text:p text:style-name="P3"/>
      <text:p text:style-name="P5"><text:tab/>1. Etiqueta de principio de bloque. (L: Y)</text:p>
      <text:p text:style-name="P4"><text:span text:style-name="T4"><text:tab/>2</text:span>. Guardado de la condición en un registro (RX = cond)</text:p>
      <text:p text:style-name="P4"><text:span text:style-name="T4"><text:tab/>3</text:span>. Comprobación de la condición. Si es false, saltamos al <text:span text:style-name="T4">fin de bucle</text:span> (IF(!RX) GT(Y<text:span text:style-name="T4">+1</text:span>))</text:p>
      <text:p text:style-name="P5"><text:tab/>4. Instrucciones del bucle while</text:p>
      <text:p text:style-name="P5"><text:tab/>5. Salto a la etiqueta de principio de bucle (GT(Y))</text:p>
      <text:p text:style-name="P5"><text:tab/>6. Etiqueta de fin de bucle (L Y+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2T11:17:06.653384030</meta:creation-date>
    <dc:date>2019-07-12T13:19:11.521187100</dc:date>
    <meta:editing-duration>PT1H8M1S</meta:editing-duration>
    <meta:editing-cycles>4</meta:editing-cycles>
    <meta:generator>LibreOffice/6.0.7.3$Linux_X86_64 LibreOffice_project/00m0$Build-3</meta:generator>
    <meta:document-statistic meta:table-count="0" meta:image-count="0" meta:object-count="0" meta:page-count="1" meta:paragraph-count="26" meta:word-count="345" meta:character-count="2034" meta:non-whitespace-character-count="1692"/>
  </office:meta>
</office:document-meta>
</file>